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ngelog för EPG-widgeten</text:h>
      <text:p text:style-name="Standard">Läs så här:</text:p>
      <text:list text:style-name="L1">
        <text:list-item>
          <text:p text:style-name="P2">Beskrivning av gjord ändring. (buggnummer om sådant finnes)</text:p>
        </text:list-item>
      </text:list>
      <text:h text:style-name="Heading_20_3" text:outline-level="3" text:is-list-header="true">20080426</text:h>
      <text:list text:style-name="L3">
        <text:list-item>
          <text:p text:style-name="P6">Inforutan: Flyttade positioneringen från CSS till javascript.</text:p>
        </text:list-item>
        <text:list-item>
          <text:p text:style-name="P6">Inforutan: Konstruktorn tar nu bort sig själv (sparar minne)</text:p>
        </text:list-item>
        <text:list-item>
          <text:p text:style-name="P6">Inforutan: Lade till scrollpilar, sänker därför prion på scrollbaren. (26)</text:p>
        </text:list-item>
        <text:list-item>
          <text:p text:style-name="P6">Framsidan: Gjorde hjälptexterna ovanpå programtitlarna kortare, så att de inte ska täcka så stor del av inforutan.</text:p>
        </text:list-item>
        <text:list-item>
          <text:p text:style-name="P6">Framsidan: Långa programtitlar scrollas nu i programlistan om man pekar på dem.</text:p>
        </text:list-item>
      </text:list>
      <text:h text:style-name="Heading_20_3" text:outline-level="3">20080324</text:h>
      <text:list text:style-name="L2">
        <text:list-item>
          <text:p text:style-name="P3">Nedladdning av listan med kanaler från servern sker nu automatiskt vid första uppstart om listan saknas.</text:p>
        </text:list-item>
        <text:list-item>
          <text:p text:style-name="P3">Grabbern kräver nu inte längre att användarnamnet är gusax840 för att funka :-)</text:p>
        </text:list-item>
        <text:list-item>
          <text:p text:style-name="P3">Grabbern installeras nu när man startar widgeten för första gången. (31)</text:p>
        </text:list-item>
      </text:list>
      <text:h text:style-name="Heading_20_3" text:outline-level="3">20080302</text:h>
      <text:p text:style-name="Text_20_body">Första versio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color="#000000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a xlink:type="simple" xlink:href="http://epgwidget.googlecode.com/"><text:span text:style-name="T1">http://epgwidget.googlecode.com</text:span></text:a></text:p>
      </style:header>
      <style:footer>
        <text:p text:style-name="P1"><text:s/>gustav.axelsson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Axelsson</meta:initial-creator>
    <meta:creation-date>2008-03-24T09:53:01</meta:creation-date>
    <dc:creator>Gustav Axelsson</dc:creator>
    <dc:date>2008-04-26T20:02:41</dc:date>
    <dc:language>sv-SE</dc:language>
    <meta:editing-cycles>13</meta:editing-cycles>
    <meta:editing-duration>PT8H33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18" meta:character-count="837"/>
  </office:meta>
</office:document-meta>
</file>